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Nuovo_controll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e480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#be480a" style:text-align-source="fix" style:repeat-content="false" fo:border="0.74pt solid #000000"/>
      <style:paragraph-properties fo:text-align="center" fo:margin-left="0cm"/>
      <style:text-properties fo:color="#ffffff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2" style:family="table-cell" style:parent-style-name="Default">
      <style:table-cell-properties fo:background-color="#be480a" style:text-align-source="fix" style:repeat-content="false" fo:border="0.74pt solid #000000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ffff00" style:text-align-source="value-type" style:repeat-content="false"/>
      <style:paragraph-properties fo:margin-left="0cm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2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34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Rosso&quot;" style:apply-style-name="Rosso" style:base-cell-address="'Soluzione '.E6"/>
      <style:map style:condition="cell-content()=&quot;Verde&quot;" style:apply-style-name="Verde" style:base-cell-address="'Soluzione '.E6"/>
      <style:map style:condition="cell-content()=&quot;Nero&quot;" style:apply-style-name="Nero" style:base-cell-address="'Soluzione '.E6"/>
      <style:map style:condition="cell-content()=&quot;Bianco&quot;" style:apply-style-name="Bianco" style:base-cell-address="'Soluzione '.E6"/>
      <style:map style:condition="cell-content()=&quot;Arancione&quot;" style:apply-style-name="Arancione" style:base-cell-address="'Soluzione '.E6"/>
      <style:map style:condition="cell-content()=&quot;Blu&quot;" style:apply-style-name="Blu" style:base-cell-address="'Soluzione '.E6"/>
      <style:map style:condition="cell-content()=&quot;Giallo&quot;" style:apply-style-name="Giallo" style:base-cell-address="'Soluzione '.E6"/>
      <style:map style:condition="cell-content()=&quot;beige&quot;" style:apply-style-name="Beige" style:base-cell-address="'Soluzione '.E6"/>
    </style:style>
    <style:style style:name="gr1" style:family="graphic" style:parent-style-name="Default">
      <style:graphic-properties fo:background-color="#be480a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cia di gioco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lsante 1" form:control-implementation="ooo:com.sun.star.form.component.CommandButton" xml:id="control1" form:id="control1" form:label="Controll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Paolo/Desktop/calc/Bug/Super%20Master%20Mind_IT.ods/content.xml"/>
              </form:properties>
              <office:event-listeners>
                <script:event-listener script:language="ooo:script" script:event-name="dom:keydown" xlink:href="vnd.sun.star.script:Standard.Nuovo_controlla.Main?language=Basic&amp;location=document" xlink:type="simple"/>
                <script:event-listener script:language="ooo:script" script:event-name="dom:mousedown" xlink:href="vnd.sun.star.script:Standard.Nuovo_controlla.Main?language=Basic&amp;location=document" xlink:type="simple"/>
              </office:event-listeners>
            </form:button>
            <form:button form:name="Pulsante 2" form:control-implementation="ooo:com.sun.star.form.component.CommandButton" xml:id="control2" form:id="control2" form:label="Nuova Parti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Paolo/Desktop/calc/Bug/Super%20Master%20Mind_IT.ods/content.xml"/>
              </form:properties>
              <office:event-listeners>
                <script:event-listener script:language="ooo:script" script:event-name="dom:keydown" xlink:href="vnd.sun.star.script:Standard.Nuovo_controlla.Riavvia?language=Basic&amp;location=document" xlink:type="simple"/>
                <script:event-listener script:language="ooo:script" script:event-name="dom:mousedown" xlink:href="vnd.sun.star.script:Standard.Nuovo_controlla.Riavvia?language=Basic&amp;location=document" xlink:type="simple"/>
              </office:event-listeners>
            </form:button>
          </form:form>
        </office:forms>
        <table:shapes>
          <draw:control draw:z-index="0" draw:name="Campo di controllo 1" draw:style-name="gr1" draw:text-style-name="P1" svg:width="4.46cm" svg:height="0.93cm" svg:x="2.258cm" svg:y="0.85cm" draw:control="control1"/>
          <draw:control draw:z-index="1" draw:name="Campo di controllo 2" draw:style-name="gr1" draw:text-style-name="P1" svg:width="4.452cm" svg:height="0.862cm" svg:x="2.237cm" svg:y="13.526cm" draw:control="control2"/>
        </table:shapes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?</text:p>
          </table:table-cell>
          <table:table-cell table:number-columns-repeated="4" table:style-name="ce12" office:value-type="string" calcext:value-type="string">
            <text:p>?</text:p>
          </table:table-cell>
          <table:table-cell table:number-columns-repeated="2"/>
          <table:table-cell table:style-name="ce20" office:value-type="string" calcext:value-type="string">
            <text:p>Colori:</text:p>
          </table:table-cell>
          <table:table-cell table:style-name="ce24" office:value-type="string" calcext:value-type="string">
            <text:p>Giallo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28" office:value-type="string" calcext:value-type="string">
            <text:p>Rosso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Arancione</text:p>
          </table:table-cell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9" office:value-type="string" calcext:value-type="string">
            <text:p>Riga 12</text:p>
          </table:table-cell>
          <table:table-cell table:number-columns-repeated="2"/>
          <table:table-cell table:style-name="ce28" office:value-type="string" calcext:value-type="string">
            <text:p>Verde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Blu</text:p>
          </table:table-cell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11</text:p>
          </table:table-cell>
          <table:table-cell table:number-columns-repeated="2"/>
          <table:table-cell table:style-name="ce28" office:value-type="string" calcext:value-type="string">
            <text:p>Beige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Bianco</text:p>
          </table:table-cell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10</text:p>
          </table:table-cell>
          <table:table-cell table:number-columns-repeated="2"/>
          <table:table-cell table:style-name="ce29" office:value-type="string" calcext:value-type="string">
            <text:p>Nero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9</text:p>
          </table:table-cell>
          <table:table-cell/>
          <table:table-cell table:style-name="ce21" office:value-type="string" calcext:value-type="string">
            <text:p>I colori devono essere</text:p>
          </table:table-cell>
          <table:table-cell table:style-name="ce21"/>
          <table:table-cell/>
        </table:table-row>
        <table:table-row table:style-name="ro1">
          <table:table-cell table:number-columns-repeated="11"/>
          <table:table-cell table:style-name="ce21" office:value-type="string" calcext:value-type="string">
            <text:p>digitati come sopra.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8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>
            <text:p>(Portare lo zoom a 85% per visualizzare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7</text:p>
          </table:table-cell>
          <table:table-cell/>
          <table:table-cell table:style-name="ce23" office:value-type="string" calcext:value-type="string">
            <text:p>tutti i comandi di gioco)</text:p>
          </table:table-cell>
          <table:table-cell table:style-name="ce23"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6</text:p>
          </table:table-cell>
          <table:table-cell/>
          <table:table-cell table:style-name="ce23" office:value-type="string" calcext:value-type="string">
            <text:p>Non fare copia incolla dei colori qui sopra</text:p>
          </table:table-cell>
          <table:table-cell table:style-name="ce23" table:number-columns-repeated="2"/>
        </table:table-row>
        <table:table-row table:style-name="ro1">
          <table:table-cell table:number-columns-repeated="11"/>
          <table:table-cell table:style-name="ce23" office:value-type="string" calcext:value-type="string">
            <text:p>ma digitarli direttamente sulla casella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1"/>
          <table:table-cell table:style-name="ce16" table:number-columns-repeated="4"/>
          <table:table-cell table:style-name="ce19" office:value-type="string" calcext:value-type="string">
            <text:p>Riga 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Plancia di gioco'.M3:'Plancia di gioco'.M10 'Plancia di gioco'.E3:'Plancia di gioco'.I3 'Plancia di gioco'.E8:'Plancia di gioco'.I8 'Plancia di gioco'.E10:'Plancia di gioco'.I10 'Plancia di gioco'.E12:'Plancia di gioco'.I12 'Plancia di gioco'.E16:'Plancia di gioco'.I16 'Plancia di gioco'.E18:'Plancia di gioco'.I18 'Plancia di gioco'.E20:'Plancia di gioco'.I20 'Plancia di gioco'.E22:'Plancia di gioco'.I22 'Plancia di gioco'.E14:'Plancia di gioco'.I14 'Plancia di gioco'.E6:'Plancia di gioco'.I6 'Plancia di gioco'.E26:'Plancia di gioco'.I26 'Plancia di gioco'.E24:'Plancia di gioco'.I24 'Plancia di gioco'.E28:'Plancia di gioco'.I28">
            <calcext:condition calcext:apply-style-name="Rosso" calcext:value="=&quot;Rosso&quot;" calcext:base-cell-address="'Plancia di gioco'.E3"/>
            <calcext:condition calcext:apply-style-name="Verde" calcext:value="=&quot;Verde&quot;" calcext:base-cell-address="'Plancia di gioco'.E3"/>
            <calcext:condition calcext:apply-style-name="Nero" calcext:value="=&quot;Nero&quot;" calcext:base-cell-address="'Plancia di gioco'.E3"/>
            <calcext:condition calcext:apply-style-name="Bianco" calcext:value="=&quot;Bianco&quot;" calcext:base-cell-address="'Plancia di gioco'.E3"/>
            <calcext:condition calcext:apply-style-name="Arancione" calcext:value="=&quot;Arancione&quot;" calcext:base-cell-address="'Plancia di gioco'.E3"/>
            <calcext:condition calcext:apply-style-name="Blu" calcext:value="=&quot;Blu&quot;" calcext:base-cell-address="'Plancia di gioco'.E3"/>
            <calcext:condition calcext:apply-style-name="Giallo" calcext:value="=&quot;Giallo&quot;" calcext:base-cell-address="'Plancia di gioco'.E3"/>
            <calcext:condition calcext:apply-style-name="Beige" calcext:value="=&quot;beige&quot;" calcext:base-cell-address="'Plancia di gioco'.E3"/>
          </calcext:conditional-format>
        </calcext:conditional-formats>
      </table:table>
      <table:table table:name="Soluzione 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34" office:value-type="string" calcext:value-type="string">
            <text:p>Bianco</text:p>
          </table:table-cell>
          <table:table-cell table:style-name="ce34" office:value-type="string" calcext:value-type="string">
            <text:p>Giallo</text:p>
          </table:table-cell>
          <table:table-cell table:style-name="ce34" office:value-type="string" calcext:value-type="string">
            <text:p>Verde</text:p>
          </table:table-cell>
          <table:table-cell table:style-name="ce34" office:value-type="string" calcext:value-type="string">
            <text:p>Giallo</text:p>
          </table:table-cell>
          <table:table-cell table:style-name="ce34" office:value-type="string" calcext:value-type="string">
            <text:p>Bianco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</text:p>
          </table:table-cell>
        </table:table-row>
        <calcext:conditional-formats>
          <calcext:conditional-format calcext:target-range-address="'Soluzione '.E6:'Soluzione '.I6 'Soluzione '.E8:'Soluzione '.I8 'Soluzione '.E10:'Soluzione '.I10 'Soluzione '.E12:'Soluzione '.I12 'Soluzione '.E16:'Soluzione '.I16 'Soluzione '.E18:'Soluzione '.I18 'Soluzione '.E20:'Soluzione '.I20 'Soluzione '.E28:'Soluzione '.I28 'Soluzione '.E22:'Soluzione '.I22 'Soluzione '.E24:'Soluzione '.I24 'Soluzione '.E26:'Soluzione '.I26 'Soluzione '.E14:'Soluzione '.I14">
            <calcext:condition calcext:apply-style-name="Rosso" calcext:value="=&quot;Rosso&quot;" calcext:base-cell-address="'Soluzione '.E6"/>
            <calcext:condition calcext:apply-style-name="Verde" calcext:value="=&quot;Verde&quot;" calcext:base-cell-address="'Soluzione '.E6"/>
            <calcext:condition calcext:apply-style-name="Nero" calcext:value="=&quot;Nero&quot;" calcext:base-cell-address="'Soluzione '.E6"/>
            <calcext:condition calcext:apply-style-name="Bianco" calcext:value="=&quot;Bianco&quot;" calcext:base-cell-address="'Soluzione '.E6"/>
            <calcext:condition calcext:apply-style-name="Arancione" calcext:value="=&quot;Arancione&quot;" calcext:base-cell-address="'Soluzione '.E6"/>
            <calcext:condition calcext:apply-style-name="Blu" calcext:value="=&quot;Blu&quot;" calcext:base-cell-address="'Soluzione '.E6"/>
            <calcext:condition calcext:apply-style-name="Giallo" calcext:value="=&quot;Giallo&quot;" calcext:base-cell-address="'Soluzione '.E6"/>
            <calcext:condition calcext:apply-style-name="Beige" calcext:value="=&quot;beige&quot;" calcext:base-cell-address="'Soluzione '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sso" style:family="table-cell" style:parent-style-name="Default">
      <style:table-cell-properties fo:background-color="#ff0000"/>
    </style:style>
    <style:style style:name="Verde" style:family="table-cell" style:parent-style-name="Default">
      <style:table-cell-properties fo:background-color="#00a933"/>
    </style:style>
    <style:style style:name="Nero" style:family="table-cell" style:parent-style-name="Default">
      <style:table-cell-properties fo:background-color="#000000" style:diagonal-bl-tr="none" style:diagonal-tl-br="none"/>
      <style:text-properties fo:color="#ffffff"/>
    </style:style>
    <style:style style:name="Bianco" style:family="table-cell" style:parent-style-name="Default">
      <style:table-cell-properties fo:background-color="#ffffff" style:diagonal-bl-tr="none" style:diagonal-tl-br="none"/>
      <style:text-properties fo:color="#000000"/>
    </style:style>
    <style:style style:name="Arancione" style:family="table-cell" style:parent-style-name="Default">
      <style:table-cell-properties fo:background-color="#ff8000"/>
    </style:style>
    <style:style style:name="Blu" style:family="table-cell" style:parent-style-name="Default">
      <style:table-cell-properties fo:background-color="#2a6099"/>
    </style:style>
    <style:style style:name="Giallo" style:family="table-cell" style:parent-style-name="Default">
      <style:table-cell-properties fo:background-color="#ffff00"/>
    </style:style>
    <style:style style:name="Beige" style:family="table-cell" style:parent-style-name="Default">
      <style:table-cell-properties fo:background-color="#b47804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9:01:17.49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1T11:36:05.998000000</meta:creation-date>
    <meta:generator>LibreOffice/24.8.4.2$Windows_X86_64 LibreOffice_project/bb3cfa12c7b1bf994ecc5649a80400d06cd71002</meta:generator>
    <dc:date>2025-02-25T19:11:30.233000000</dc:date>
    <meta:editing-duration>PT16H33S</meta:editing-duration>
    <meta:editing-cycles>497</meta:editing-cycles>
    <meta:document-statistic meta:table-count="2" meta:cell-count="73" meta:object-count="2"/>
  </office:meta>
</office:document-meta>
</file>

<file path=Basic/Standard/Nuovo_controlla.xml><?xml version="1.0" encoding="utf-8"?>
<!DOCTYPE module  PUBLIC '-//OpenOffice.org//DTD OfficeDocument 1.0//EN'  'module.dtd'>
<script:module xmlns:script="http://openoffice.org/2000/script" script:name="Nuovo_controlla" script:language="StarBasic" script:moduleType="normal">REM  *****  BASIC  *****

Sub Main
With ThisComponent.Sheets(0)
	for Y1= 5 to 27 step 2
		If .getCellByPosition(4,Y1).String=ThisComponent.Sheets(1).getCellRangeByName("E3").String and .getCellByPosition(5,Y1).String=ThisComponent.Sheets(1).getCellRangeByName("F3").String and .getCellByPosition(6,Y1).String=ThisComponent.Sheets(1).getCellRangeByName("G3").String and .getCellByPosition(7,Y1).String=ThisComponent.Sheets(1).getCellRangeByName("H3").String and .getCellByPosition(8,Y1).String=ThisComponent.Sheets(1).getCellRangeByName("I3").String then
			msgbox("Hai vinto," &amp; CHR$(13) &amp; "Vuoi iniziare un'altra partita?" &amp; CHR$(13) &amp; "Clicca su NUOVA PARTITA.",,"Vittoria")
			.getCellRangeByName("E3").String=ThisComponent.Sheets(1).getCellRangeByName("E3").String
			.getCellRangeByName("F3").String=ThisComponent.Sheets(1).getCellRangeByName("F3").String
			.getCellRangeByName("G3").String=ThisComponent.Sheets(1).getCellRangeByName("G3").String
			.getCellRangeByName("H3").String=ThisComponent.Sheets(1).getCellRangeByName("H3").String
			.getCellRangeByName("I3").String=ThisComponent.Sheets(1).getCellRangeByName("I3").String
			exit for
		end if
	next Y1 
 
	for y= 5 to 27 step 2 
	
		if .getCellByPosition(4,y).String&lt;&gt;"" and .getCellByPosition(5,y).String&lt;&gt;"" and .getCellByPosition(6,y).String&lt;&gt;"" and .getCellByPosition(7,y).String&lt;&gt;"" and .getCellByPosition(8,y).String&lt;&gt;"" then
			
			for x= 4 to 8 'input'
				'neri'
				if .getCellByPosition(x,y).String=ThisComponent.Sheets(1).getCellByPosition(x,2).String  then
					.getCellByPosition(1,y).value=.getCellByPosition(1,y).value+1 'contatore'
					ThisComponent.Sheets(1).getCellByPosition(x,y).value=1 'annotazione dell'algoritmo'
					goto avanti 'il nero non deve passare nel bianco'
				end if 
			for xi= 4 to 8 'output'
				'bianchi'
				if .getCellByPosition(x,y).String=ThisComponent.Sheets(1).getCellByPosition(xi,2).String and ThisComponent.Sheets(1).getCellByPosition(xi,y).value&lt;&gt;1 then
					.getCellByPosition(3,y).value=.getCellByPosition(3,y).value+1 'contatore'
					ThisComponent.Sheets(1).getCellByPosition(xi,y).value=1 'annotazione dell'algoritmo'
					exit for 'uscita, ogni input ha un solo output'
				end if 
			next xi
			avanti: 'uscita dal ciclo più interno'
 			next x
			
			if y= 5 then
				msgbox("Hai perso!")
				.getCellRangeByName("E3").String=ThisComponent.Sheets(1).getCellRangeByName("E3").String
				.getCellRangeByName("F3").String=ThisComponent.Sheets(1).getCellRangeByName("F3").String
				.getCellRangeByName("G3").String=ThisComponent.Sheets(1).getCellRangeByName("G3").String
				.getCellRangeByName("H3").String=ThisComponent.Sheets(1).getCellRangeByName("H3").String
				.getCellRangeByName("I3").String=ThisComponent.Sheets(1).getCellRangeByName("I3").String
			end if
			
			exit for 'esci per incrementare le prestazioni'
			
		end if
 
	next y
 
end with
End Sub

Rem *************************************************************************************************************************************************************************************************************************

Sub Riavvia
With ThisComponent.Sheets(1)
 
'ciclo per nascondere la barra di soluzione nella pagina di gioco' 
	for counter1= 4 to 8
		ThisComponent.Sheets(0).getCellByPosition(counter1,2).string="?"
	next counter1

'azzera i responsi (contatori)'
	for counter2= 5 to 27 step 2
		ThisComponent.Sheets(0).getCellByPosition(1,counter2).string=""
		ThisComponent.Sheets(0).getCellByPosition(3,counter2).string=""
	next counter2

'azzera i codici del giocatore'
	for counter3= 5 to 27 step 2
 		for counter4= 4 to 8
			ThisComponent.Sheets(0).getCellByPosition(counter4,counter3).string=""
		next counter4
	next counter3

'azzera le annotazioni dell'algoritmo'
	for counter5= 5 to 27 step 2
		for counter6= 4 to 8
			.getCellByPosition(counter6,counter5).string=""
		next counter6
	next counter5

'mescolatore casuale dei colori nella soluzione (bot)'
	dim a
	a=int( Rnd()(0) * (7))
	Dim A1 As Variant
	A1= Array("Giallo","Rosso","Arancione","Verde","Blu","Beige","Bianco","Nero")
	dim rnd_a
	rnd_a= A1(a)
 
	dim b
	b=int( Rnd()(0) * (7))
	Dim B1 As Variant
	B1=Array("Giallo","Rosso","Arancione","Verde","Blu","Beige","Bianco","Nero")
	dim rnd_b
	rnd_b= B1(b)
 
	dim c
	c=int( Rnd()(0) * (7))
	Dim C1 As Variant
	C1=Array("Giallo","Rosso","Arancione","Verde","Blu","Beige","Bianco","Nero")
	dim rnd_c
	rnd_c= C1(c)
	  
	dim d
	d=int( Rnd()(0) * (7))
	Dim D1 As Variant
	D1=Array("Giallo","Rosso","Arancione","Verde","Blu","Beige","Bianco","Nero")
	dim rnd_d
	rnd_d= D1(d)
	 
	dim e
	e=int( Rnd()(0) * (7))
	Dim E1 As Variant
	E1=Array("Giallo","Rosso","Arancione","Verde","Blu","Beige","Bianco","Nero")
	dim rnd_e
	rnd_e= E1(e)

'main mescolatore'
	.getCellRangeByName("E3").string=rnd_a
	.getCellRangeByName("F3").string=rnd_b
	.getCellRangeByName("G3").string=rnd_c
	.getCellRangeByName("H3").string=rnd_d
	.getCellRangeByName("I3").string=rnd_e

end with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Nuovo_controll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